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line-height="150%"/>
      <style:text-properties style:font-name="monospace" fo:font-size="20pt" style:font-size-asian="20pt" style:font-size-complex="20pt"/>
    </style:style>
    <style:style style:name="T1" style:family="text">
      <style:text-properties fo:color="#000000" loext:opacity="100%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Δ7    FΔ7    Em7    DM7    BΔ </text:span><text:line-break/>Fsus4  Csus4  EΔ7    Esus4  Fm <text:line-break/>EM7    C-7    GM7    Fo     DM <text:line-break/>A-     Gsus4  Gm7    D      E-7 <text:line-break/>C-     A+     F      Go     Ao <text:line-break/>Bsus4  G-7    Fo     E+     D- <text:line-break/>C-7    CM     Gm     C+     A+ <text:line-break/>Gsus4  Csus4  Eo     B-7    Gm <text:line-break/>Asus4  AΔ     C+     B-7    F+ <text:line-break/>Csus4  Gm     Dm7    Csus4  Gm <text:line-break/>A      Gm7    G-     B-     A+ <text:line-break/>A+     Am     GM7    Go     FΔ <text:line-break/>Dsus4  B-     Bm7    A-     Esus4 <text:line-break/>FM7    BΔ     C      A-     B+ <text:line-break/>AM7    G+     Gm7    A+     A+ <text:line-break/>DΔ     A-7    BM     E-     Esus4 <text:line-break/>B+     B+     E+     Ao     B-7 <text:line-break/>Eo     Dm7    A+     G+     AΔ7 <text:line-break/>B+     B-     Bm     Cm7    F-</text:p>
      <text:p text:style-name="P1"><text:soft-page-break/><text:span text:style-name="T1">E-7      Gb+      Csus4    Csus4 </text:span><text:line-break/>A#Δ7     A#+      D#-7     G+ <text:line-break/>C        Gsus4    C#m7     C#+ <text:line-break/>EM7      Go       C#sus4   Ebm <text:line-break/>D-       Gm       G#m      Esus4 <text:line-break/>BΔ7      A-       GbΔ      Dbo <text:line-break/>GbM7     G-       BM7      D#m7 <text:line-break/>Fsus4    F#m7     Ao       DbM7 <text:line-break/>Ao       EbM7     Abm      B-7 <text:line-break/>Ab-7     E-       F#M7     A+ <text:line-break/>F#o      Co       G#-7     D- <text:line-break/>G#M      E-7      F#o      Abo <text:line-break/>Bbsus4   F#o      Em       Bb-7 <text:line-break/>C#M7     F        C#m      GΔ7 <text:line-break/>C#M      E+       F#m7     A+ <text:line-break/>G+       Gb+      C#o      Db+ <text:line-break/>Gbsus4   Co       G#-      A+ <text:line-break/>G#sus4   FM7      Abo      C# <text:line-break/>A        AΔ7      Am       CM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09:29:22.892344409</meta:creation-date>
    <meta:print-date>2022-02-17T20:51:55.154046785</meta:print-date>
    <dc:date>2022-02-17T20:51:59.715135509</dc:date>
    <meta:editing-duration>PT6M52S</meta:editing-duration>
    <meta:editing-cycles>2</meta:editing-cycles>
    <meta:generator>LibreOffice/7.2.5.1$Linux_X86_64 LibreOffice_project/20$Build-1</meta:generator>
    <meta:document-statistic meta:table-count="0" meta:image-count="0" meta:object-count="0" meta:page-count="2" meta:paragraph-count="2" meta:word-count="171" meta:character-count="1222" meta:non-whitespace-character-count="489"/>
  </office:meta>
</office:document-meta>
</file>